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7">
      <style:paragraph-properties fo:text-align="center" style:justify-single-word="false"/>
      <style:text-properties officeooo:paragraph-rsid="001241c2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ebda0" officeooo:paragraph-rsid="000ebda0" style:font-weight-asian="bold" style:font-weight-complex="bold"/>
    </style:style>
    <style:style style:name="P3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5pt" fo:font-style="italic" fo:font-weight="normal" officeooo:rsid="000ebda0" officeooo:paragraph-rsid="000ebda0" style:font-size-asian="13.1000003814697pt" style:font-style-asian="italic" style:font-weight-asian="normal" style:font-size-complex="15pt" style:font-style-complex="italic" style:font-weight-complex="normal"/>
    </style:style>
    <style:style style:name="P5" style:family="paragraph" style:parent-style-name="Standard" style:list-style-name="L3">
      <style:paragraph-properties fo:text-align="start" style:justify-single-word="false"/>
      <style:text-properties fo:font-size="15pt" fo:font-style="italic" fo:font-weight="normal" officeooo:rsid="000ebda0" officeooo:paragraph-rsid="000ebda0" style:font-size-asian="13.1000003814697pt" style:font-style-asian="italic" style:font-weight-asian="normal" style:font-size-complex="15pt" style:font-style-complex="italic" style:font-weight-complex="normal"/>
    </style:style>
    <style:style style:name="P6" style:family="paragraph" style:parent-style-name="Standard" style:list-style-name="L5">
      <style:paragraph-properties fo:text-align="start" style:justify-single-word="false"/>
      <style:text-properties fo:font-size="15pt" fo:font-style="italic" fo:font-weight="normal" officeooo:rsid="0010799f" officeooo:paragraph-rsid="0010799f" style:font-size-asian="13.1000003814697pt" style:font-style-asian="italic" style:font-weight-asian="normal" style:font-size-complex="15pt" style:font-style-complex="italic" style:font-weight-complex="normal"/>
    </style:style>
    <style:style style:name="P7" style:family="paragraph" style:parent-style-name="Standard" style:list-style-name="L5">
      <style:paragraph-properties fo:text-align="start" style:justify-single-word="false"/>
      <style:text-properties fo:font-size="15pt" fo:font-style="italic" fo:font-weight="normal" officeooo:rsid="0010ad3f" officeooo:paragraph-rsid="0010ad3f" style:font-size-asian="13.1000003814697pt" style:font-style-asian="italic" style:font-weight-asian="normal" style:font-size-complex="15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5pt" fo:font-style="italic" fo:font-weight="normal" officeooo:rsid="0010ad3f" officeooo:paragraph-rsid="0010ad3f" style:font-size-asian="13.1000003814697pt" style:font-style-asian="italic" style:font-weight-asian="normal" style:font-size-complex="15pt" style:font-style-complex="italic" style:font-weight-complex="normal"/>
    </style:style>
    <style:style style:name="P9" style:family="paragraph" style:parent-style-name="Standard" style:list-style-name="L7">
      <style:paragraph-properties fo:text-align="start" style:justify-single-word="false"/>
      <style:text-properties fo:font-size="15pt" fo:font-style="italic" fo:font-weight="normal" officeooo:rsid="0010ad3f" officeooo:paragraph-rsid="0010ad3f" style:font-size-asian="13.1000003814697pt" style:font-style-asian="italic" style:font-weight-asian="normal" style:font-size-complex="15pt" style:font-style-complex="italic" style:font-weight-complex="normal"/>
    </style:style>
    <style:style style:name="P10" style:family="paragraph" style:parent-style-name="Standard" style:list-style-name="L7">
      <style:paragraph-properties fo:text-align="start" style:justify-single-word="false"/>
      <style:text-properties fo:font-size="15pt" fo:font-style="italic" fo:font-weight="normal" officeooo:rsid="00122224" officeooo:paragraph-rsid="00122224" style:font-size-asian="13.1000003814697pt" style:font-style-asian="italic" style:font-weight-asian="normal" style:font-size-complex="15pt" style:font-style-complex="italic" style:font-weight-complex="normal"/>
    </style:style>
    <style:style style:name="P11" style:family="paragraph" style:parent-style-name="Standard" style:list-style-name="L8">
      <style:text-properties fo:font-size="15pt" fo:font-style="italic" fo:font-weight="normal" officeooo:rsid="001241c2" officeooo:paragraph-rsid="001241c2" style:font-size-asian="13.1000003814697pt" style:font-style-asian="italic" style:font-weight-asian="normal" style:font-size-complex="15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5pt" fo:font-style="italic" fo:font-weight="bold" officeooo:rsid="0010799f" officeooo:paragraph-rsid="0010799f" style:font-size-asian="13.1000003814697pt" style:font-style-asian="italic" style:font-weight-asian="bold" style:font-size-complex="15pt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5pt" fo:font-style="italic" fo:font-weight="bold" officeooo:rsid="0010ad3f" officeooo:paragraph-rsid="0010ad3f" style:font-size-asian="13.1000003814697pt" style:font-style-asian="italic" style:font-weight-asian="bold" style:font-size-complex="15pt" style:font-style-complex="italic" style:font-weight-complex="bold"/>
    </style:style>
    <style:style style:name="P14" style:family="paragraph" style:parent-style-name="Standard">
      <style:text-properties fo:font-size="15pt" fo:font-style="italic" fo:font-weight="bold" officeooo:rsid="001241c2" officeooo:paragraph-rsid="001241c2" style:font-size-asian="13.1000003814697pt" style:font-style-asian="italic" style:font-weight-asian="bold" style:font-size-complex="15pt" style:font-style-complex="italic" style:font-weight-complex="bold"/>
    </style:style>
    <style:style style:name="P15" style:family="paragraph" style:parent-style-name="Standard">
      <style:text-properties fo:font-size="15pt" fo:font-style="italic" fo:font-weight="bold" style:font-size-asian="13.1000003814697pt" style:font-style-asian="italic" style:font-weight-asian="bold" style:font-size-complex="15pt" style:font-style-complex="italic" style:font-weight-complex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officeooo:rsid="0010799f"/>
    </style:style>
    <style:style style:name="T3" style:family="text">
      <style:text-properties fo:font-size="15pt" fo:font-style="italic" fo:font-weight="normal" officeooo:rsid="00122224" style:font-size-asian="13.1000003814697pt" style:font-style-asian="italic" style:font-weight-asian="normal" style:font-size-complex="15pt" style:font-style-complex="italic" style:font-weight-complex="normal"/>
    </style:style>
    <style:style style:name="T4" style:family="text">
      <style:text-properties fo:font-size="15pt" fo:font-style="italic" fo:font-weight="normal" officeooo:rsid="001241c2" style:font-size-asian="13.1000003814697pt" style:font-style-asian="italic" style:font-weight-asian="normal" style:font-size-complex="15pt" style:font-style-complex="italic" style:font-weight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Generetion of computers</text:span></text:p>
      <text:p text:style-name="P2"><text:span text:style-name="T1"/></text:p>
      <text:p text:style-name="P4">This period is divided into five generetions</text:p>
      <text:p text:style-name="P4"/>
      <text:list xml:id="list2425829836" text:style-name="L3">
        <text:list-item>
          <text:p text:style-name="P5">First generetion computers(1940-1956)</text:p>
        </text:list-item>
        <text:list-item>
          <text:p text:style-name="P5">Second genretion computers(1956-1963)</text:p>
        </text:list-item>
        <text:list-item>
          <text:p text:style-name="P5">Third generetion computers(1964-1971)</text:p>
        </text:list-item>
        <text:list-item>
          <text:p text:style-name="P5">Forth genration computers(1971-present)</text:p>
        </text:list-item>
        <text:list-item>
          <text:p text:style-name="P5">Fifth generetion computers(presen<text:span text:style-name="T2">t and beyond)</text:span></text:p>
        </text:list-item>
      </text:list>
      <text:p text:style-name="P4"/>
      <text:p text:style-name="P4"/>
      <text:p text:style-name="P4"/>
      <text:p text:style-name="P12">The First Generation Computers(Vacuum-Tube based)</text:p>
      <text:list xml:id="list1967527660" text:style-name="L5">
        <text:list-item>
          <text:p text:style-name="P6">The main electronic component used in the computers of the 1940s to 1950s era were vaccum tubes.</text:p>
        </text:list-item>
        <text:list-item>
          <text:p text:style-name="P7">The main memory storing units were magnatic tapes and drums </text:p>
        </text:list-item>
        <text:list-item>
          <text:p text:style-name="P7">The machine langauage was used as the programming language.</text:p>
        </text:list-item>
        <text:list-item>
          <text:p text:style-name="P7">The sizes used to be very large which could take up entire rooms and the speed was very slow.</text:p>
        </text:list-item>
        <text:list-item>
          <text:p text:style-name="P7">The only input/output devices were paper tape and punched cards.</text:p>
        </text:list-item>
        <text:list-item>
          <text:p text:style-name="P7">Around 100 different vacuum tubes were used in order to produce the computers.</text:p>
        </text:list-item>
        <text:list-item>
          <text:p text:style-name="P7">Examples are UNIVAC1, ENIAC, IBM 701 and IBM 650, etc.</text:p>
        </text:list-item>
      </text:list>
      <text:p text:style-name="P8"/>
      <text:p text:style-name="P8"/>
      <text:p text:style-name="P13">The Second Generatin of Computers(Transistor Based)</text:p>
      <text:list xml:id="list3816722943" text:style-name="L7">
        <text:list-item>
          <text:p text:style-name="P9">The main electronic component used in the computers of the 1950s to 1960s era were transistors.</text:p>
        </text:list-item>
        <text:list-item>
          <text:p text:style-name="P10">The main memory storing units were magnatic tape or disk and magnatic core</text:p>
        </text:list-item>
        <text:list-item>
          <text:p text:style-name="P10">The assembly language was used as the programming language.</text:p>
        </text:list-item>
        <text:list-item>
          <text:p text:style-name="P10">The sizes were smaller as compared to those of the first generation and the used to consume low power and generate less heat.</text:p>
        </text:list-item>
        <text:list-item>
          <text:p text:style-name="P10">There was an improvement in speed.</text:p>
        </text:list-item>
        <text:list-item>
          <text:p text:style-name="P10">The input/output devices were magnetic tape and punched cards.</text:p>
        </text:list-item>
        <text:list-item>
          <text:p text:style-name="P1"><text:span text:style-name="T3">Examples are IBM 1404,IBM 7094 and IBM 7090,UNIVAC 1107,and </text:span><text:span text:style-name="T4">so on</text:span></text:p>
        </text:list-item>
      </text:list>
      <text:p text:style-name="Standard"/>
      <text:p text:style-name="Standard"/>
      <text:p text:style-name="Standard"/>
      <text:p text:style-name="P14">The Third Generation of Computers(Integrated Circuit Based)</text:p>
      <text:list xml:id="list783578355" text:style-name="L8">
        <text:list-item>
          <text:p text:style-name="P11"><text:soft-page-break/>The main electronic components used in the computers of the era 1060s to 1970s were integrated circuits Ics.</text:p>
        </text:list-item>
        <text:list-item>
          <text:p text:style-name="P11">The memory storing units were the magnetic disk or take and a large magnetic core.</text:p>
        </text:list-item>
        <text:list-item>
          <text:p text:style-name="P11">High-level languages such as BASIC, COBOL, Pascal were used as the programming language.</text:p>
        </text:list-item>
        <text:list-item>
          <text:p text:style-name="P11">The sizes were smaller and efficient and the computers were called minicomputers.</text:p>
        </text:list-item>
        <text:list-item>
          <text:p text:style-name="P11">There was an improvement in reliability and speed as compared to the second generetion of computer.</text:p>
        </text:list-item>
        <text:list-item>
          <text:p text:style-name="P11">The input/output devices were keyboards,magnetic tape moniter ,printer,etc</text:p>
        </text:list-item>
        <text:list-item>
          <text:p text:style-name="P11">Examples are IBM 370, IBM 360, UNIVAC 1108 and so on.</text:p>
        </text:list-item>
      </text:list>
      <text:p text:style-name="P3"/>
      <text:p text:style-name="P3"/>
      <text:p text:style-name="P15">The Fourth Generetion of C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8T11:45:28.194472471</meta:creation-date>
    <dc:date>2022-11-18T12:47:09.237822041</dc:date>
    <meta:editing-duration>PT2M19S</meta:editing-duration>
    <meta:editing-cycles>1</meta:editing-cycles>
    <meta:document-statistic meta:table-count="0" meta:image-count="0" meta:object-count="0" meta:page-count="2" meta:paragraph-count="32" meta:word-count="344" meta:character-count="2099" meta:non-whitespace-character-count="1812"/>
    <meta:generator>LibreOffice/7.2.1.2$Linux_X86_64 LibreOffice_project/20$Build-2</meta:generator>
  </office:meta>
</office:document-meta>
</file>